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03e61b" officeooo:paragraph-rsid="0003e61b" style:font-weight-asian="bold" style:font-weight-complex="bold"/>
    </style:style>
    <style:style style:name="P2" style:family="paragraph" style:parent-style-name="Standard">
      <style:text-properties officeooo:rsid="0003e61b" officeooo:paragraph-rsid="0003e61b"/>
    </style:style>
    <style:style style:name="P3" style:family="paragraph" style:parent-style-name="Standard">
      <style:text-properties officeooo:rsid="000524cd" officeooo:paragraph-rsid="000524cd"/>
    </style:style>
    <style:style style:name="P4" style:family="paragraph" style:parent-style-name="Standard">
      <style:text-properties officeooo:rsid="0006ca1e" officeooo:paragraph-rsid="0006ca1e"/>
    </style:style>
    <style:style style:name="P5" style:family="paragraph" style:parent-style-name="Standard">
      <style:text-properties fo:font-weight="bold" officeooo:rsid="0006ca1e" officeooo:paragraph-rsid="0006ca1e" style:font-weight-asian="bold" style:font-weight-complex="bold"/>
    </style:style>
    <style:style style:name="P6" style:family="paragraph" style:parent-style-name="Standard">
      <style:text-properties officeooo:rsid="0003e61b" officeooo:paragraph-rsid="0006ca1e"/>
    </style:style>
    <style:style style:name="P7" style:family="paragraph" style:parent-style-name="Standard">
      <style:text-properties style:font-name="Courier New" fo:font-size="10.5pt" officeooo:rsid="0003e61b" officeooo:paragraph-rsid="0006ca1e" style:font-size-asian="10.5pt" style:font-size-complex="10.5pt"/>
    </style:style>
    <style:style style:name="P8" style:family="paragraph" style:parent-style-name="Standard">
      <style:text-properties fo:font-weight="bold" officeooo:rsid="0006d800" officeooo:paragraph-rsid="0006d800" style:font-weight-asian="bold" style:font-weight-complex="bold"/>
    </style:style>
    <style:style style:name="P9" style:family="paragraph" style:parent-style-name="Standard">
      <style:text-properties officeooo:rsid="0003e61b" officeooo:paragraph-rsid="0006d800"/>
    </style:style>
    <style:style style:name="P10" style:family="paragraph" style:parent-style-name="Standard">
      <style:text-properties officeooo:rsid="0006d800" officeooo:paragraph-rsid="0006d800"/>
    </style:style>
    <style:style style:name="P11" style:family="paragraph" style:parent-style-name="Standard">
      <style:text-properties officeooo:rsid="0006d800" officeooo:paragraph-rsid="0007a32f"/>
    </style:style>
    <style:style style:name="P12" style:family="paragraph" style:parent-style-name="Standard">
      <style:text-properties officeooo:rsid="0007a32f" officeooo:paragraph-rsid="0007a32f"/>
    </style:style>
    <style:style style:name="P13" style:family="paragraph" style:parent-style-name="Standard">
      <style:text-properties officeooo:rsid="0003e61b" officeooo:paragraph-rsid="0007a32f"/>
    </style:style>
    <style:style style:name="P14" style:family="paragraph" style:parent-style-name="Standard">
      <style:text-properties officeooo:rsid="0006ca1e" officeooo:paragraph-rsid="0006d800"/>
    </style:style>
    <style:style style:name="T1" style:family="text">
      <style:text-properties style:font-name="Courier New" fo:font-size="10.5pt" style:font-size-asian="10.5pt" style:font-size-complex="10.5pt"/>
    </style:style>
    <style:style style:name="T2" style:family="text">
      <style:text-properties officeooo:rsid="000875e5"/>
    </style:style>
    <style:style style:name="T3" style:family="text">
      <style:text-properties officeooo:rsid="000524cd"/>
    </style:style>
    <style:style style:name="T4" style:family="text">
      <style:text-properties officeooo:rsid="0006d800"/>
    </style:style>
    <style:style style:name="T5" style:family="text">
      <style:text-properties style:font-name="Courier New" fo:font-size="10.5pt" officeooo:rsid="0006ca1e" style:font-size-asian="10.5pt" style:font-size-complex="10.5pt"/>
    </style:style>
    <style:style style:name="T6" style:family="text">
      <style:text-properties officeooo:rsid="0006ca1e"/>
    </style:style>
    <style:style style:name="T7" style:family="text">
      <style:text-properties style:font-name="Courier New" fo:font-size="10.5pt" officeooo:rsid="0006d800" style:font-size-asian="10.5pt" style:font-size-complex="10.5pt"/>
    </style:style>
    <style:style style:name="T8" style:family="text">
      <style:text-properties officeooo:rsid="0007a32f"/>
    </style:style>
    <style:style style:name="T9" style:family="text">
      <style:text-properties officeooo:rsid="0003e61b"/>
    </style:style>
    <style:style style:name="T10" style:family="text">
      <style:text-properties style:font-name="Courier New" fo:font-size="10.5pt" officeooo:rsid="0003e61b" style:font-size-asian="10.5pt" style:font-size-complex="10.5pt"/>
    </style:style>
    <style:style style:name="T11" style:family="text">
      <style:text-properties style:font-name="Courier New" fo:font-size="10.5pt" officeooo:rsid="0007a32f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ing conditional causal statements</text:p>
      <text:p text:style-name="P2">Robert Muetzelfeldt</text:p>
      <text:p text:style-name="P2">April 2025</text:p>
      <text:p text:style-name="P2"/>
      <text:p text:style-name="P2">In AKT5, there is no diagrammatic difference between a simple causal relationship and one that is conditional on something else. <text:s/>In other words, the diagrammatic representation of</text:p>
      <text:p text:style-name="P2"><text:tab/><text:span text:style-name="T1">att_value(a,b,c) causes1way att_value(d,e,f)</text:span></text:p>
      <text:p text:style-name="P2">is exactly the same as</text:p>
      <text:p text:style-name="P2"><text:tab/><text:span text:style-name="T1">att_value(a,b,c) causes1way att_value(d,e,f) if att_value(g,h,i).</text:span></text:p>
      <text:p text:style-name="P2">Each is represented by two nodes (attribute(a,b) and attribute(d,e) ) linked by an arc. <text:s/><text:span text:style-name="T2">The conditional part is not displayed (indeed, there is no indication that the sattement has a conditional part), and one must dig deeper to see the original structure of the statement.</text:span></text:p>
      <text:p text:style-name="P2"/>
      <text:p text:style-name="P2"><text:span text:style-name="T3">w</text:span>ebAKT has taken the first steps towards displaying the conditional aspect of the second statement, above. <text:s text:c="2"/>It does this by adding another node (attribute(g,h) ) to the diagram, and an arc from this node to the causes1way arc between attribute(a,b) and attribute(d,e) (the “main” arc). <text:s text:c="2"/>This ‘conditional’ arc points to the middle of the main arc, and retains this position as either of the nodes or either of the arcs is dragged around. <text:s text:c="2"/>In other words, it behaves as if it is attached to a node on the middle of the main arc.</text:p>
      <text:p text:style-name="P2"/>
      <text:p text:style-name="P3">This greatly improves the value of the diagram in effectively communication the full causal structure in diagrammatic form. <text:s text:c="2"/>After all, the roles of attribute(d,e) and of attribute(g,h) are not hugely different: they both play a role in determining the value of attribute(a,b). <text:s text:c="2"/>Indeed, a different investigator could quite plausibly capture the original natural-language conditional statement as</text:p>
      <text:p text:style-name="P3"><text:tab/><text:span text:style-name="T1">att_value(d,e,f) if att_value(a,b,c) and att_value(g,h,i),</text:span></text:p>
      <text:p text:style-name="P3">demonstrating the somewhat arbitrary basis for deciding to use a causes1way representation in the first place.</text:p>
      <text:p text:style-name="P3"/>
      <text:p text:style-name="P4">We will now consider 3 mode complex scenarios. <text:s/>Each involves the same two attribute nodes (attribute(a,b) and attribute(d,e)). <text:s text:c="3"/>Therefore, there will be just two nodes on the diagram, even if there is more than 1 causes1way statement involving them. <text:s/>The first is pretty straightforward to handle. <text:s/>The next two raise pretty serious issues, which I will try to address in this not.</text:p>
      <text:p text:style-name="P4"/>
      <text:p text:style-name="P5">Scenario 1: <text:span text:style-name="T4">Same object-attribute part for each condition.</text:span></text:p>
      <text:p text:style-name="P6"><text:tab/><text:span text:style-name="T1">att_value(a,b,c</text:span><text:span text:style-name="T5">1</text:span><text:span text:style-name="T1">) causes1way att_value(d,e,f</text:span><text:span text:style-name="T5">1</text:span><text:span text:style-name="T1">) if att_value(g,h,i</text:span><text:span text:style-name="T5">1</text:span><text:span text:style-name="T1">).</text:span></text:p>
      <text:p text:style-name="P7"><text:tab/>att_value(a,b,c<text:span text:style-name="T6">2</text:span>) causes1way att_value(d,e,f<text:span text:style-name="T6">2</text:span>) if att_value(g,h,i<text:span text:style-name="T6">2</text:span>).</text:p>
      <text:p text:style-name="P4">These two statements differ only in the values, not in the object-attribute part. <text:s text:c="2"/>Therefore, the diagram has just 3 nodes: one for the causes part, one for the effect part, and one for the condition.</text:p>
      <text:p text:style-name="P3"/>
      <text:p text:style-name="P8">Scenario 2: Different object-attribute part for each condition.</text:p>
      <text:p text:style-name="P9"><text:tab/><text:span text:style-name="T1">att_value(a,b,c</text:span><text:span text:style-name="T5">1</text:span><text:span text:style-name="T1">) causes1way att_value(d,e,f</text:span><text:span text:style-name="T5">1</text:span><text:span text:style-name="T1">) if att_value(g</text:span><text:span text:style-name="T7">1</text:span><text:span text:style-name="T1">,h</text:span><text:span text:style-name="T7">1</text:span><text:span text:style-name="T1">,i</text:span><text:span text:style-name="T7">1</text:span><text:span text:style-name="T1">)</text:span>.</text:p>
      <text:p text:style-name="P9"><text:tab/><text:span text:style-name="T1">att_value(a,b,c</text:span><text:span text:style-name="T5">2</text:span><text:span text:style-name="T1">) causes1way att_value(d,e,f</text:span><text:span text:style-name="T5">2</text:span><text:span text:style-name="T1">) if att_value(</text:span><text:span text:style-name="T7">g2,h2,i2</text:span><text:span text:style-name="T1">)</text:span>.</text:p>
      <text:p text:style-name="P10">The relevant part of the diagram now consists of 4 nodes: <text:s/>attribute(a,b), attribute(d,e), attribute(g,h) and attribute(j,k). <text:s text:c="2"/>Diagrammatically, we have two condition nodes, with a condition arc going to the main causal arc. <text:s/>This is consistent with the rationale for including conditions in the first place, but we do need to be aware that it will contribute to increased complexity in the diagram.</text:p>
      <text:p text:style-name="P10"/>
      <text:p text:style-name="P8">Scenario 3: Handling conditional att_value statements.</text:p>
      <text:p text:style-name="P11">Once we accept the value of including the conditional aspect of causal statements in the diagram, the question naturally arises: <text:span text:style-name="T8">why not display conditional att_value statements in a similar manner? <text:s text:c="2"/>That is, if we include </text:span></text:p>
      <text:p text:style-name="P11"><text:span text:style-name="T8"><text:s/></text:span><text:span text:style-name="T9"><text:tab/></text:span><text:span text:style-name="T10">att_value(a,b,c) causes1way att_value(d,e,f)</text:span></text:p>
      <text:p text:style-name="P12"><text:soft-page-break/>in our diagram, why not include</text:p>
      <text:p text:style-name="P13"><text:tab/><text:span text:style-name="T1">att_value(</text:span><text:span text:style-name="T11">d,e,f</text:span><text:span text:style-name="T1">) </text:span><text:span text:style-name="T11">if</text:span><text:span text:style-name="T1"> att_value(</text:span><text:span text:style-name="T11">a,b,c),</text:span></text:p>
      <text:p text:style-name="P12">which has very similar meaning?</text:p>
      <text:p text:style-name="P10"/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1:45:30.020000000</meta:creation-date>
    <meta:generator>LibreOffice/24.8.6.2$Windows_X86_64 LibreOffice_project/6d98ba145e9a8a39fc57bcc76981d1fb1316c60c</meta:generator>
    <dc:date>2025-06-08T00:30:39.677000000</dc:date>
    <meta:editing-duration>P5DT2H14M37S</meta:editing-duration>
    <meta:editing-cycles>4</meta:editing-cycles>
    <meta:document-statistic meta:table-count="0" meta:image-count="0" meta:object-count="0" meta:page-count="2" meta:paragraph-count="27" meta:word-count="516" meta:character-count="3564" meta:non-whitespace-character-count="3038"/>
  </office:meta>
</office:document-meta>
</file>